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5.756cm"/>
    </style:style>
    <style:style style:name="co11" style:family="table-column">
      <style:table-column-properties fo:break-before="auto" style:column-width="8.908cm"/>
    </style:style>
    <style:style style:name="co12" style:family="table-column">
      <style:table-column-properties fo:break-before="auto" style:column-width="7.519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.8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Question</text:p>
          </table:table-cell>
          <table:table-cell table:style-name="ce1" office:value-type="string">
            <text:p>Expected Answer</text:p>
          </table:table-cell>
          <table:table-cell table:style-name="ce1" office:value-type="string">
            <text:p>Answer</text:p>
          </table:table-cell>
          <table:table-cell/>
        </table:table-row>
        <table:table-row table:style-name="ro1">
          <table:table-cell office:value-type="string">
            <text:p>Is the type `KDE Extragear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s the type `KDE Software Compilation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s the type `Process.h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s the type `Silent Storm engine games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s the type `Simple DirectMedia Layer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s the type `Software that uses FLTK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s the type `Software that uses QML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s the type `Software that uses Qt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s the type `Software that uses Scintilla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0" office:value-type="string">
            <text:p>Is the type `Software that uses wxWidgets' relevant for the computer language classification?</text:p>
          </table:table-cell>
          <table:table-cell table:number-columns-repeated="2" table:style-name="ce10" office:value-type="string">
            <text:p>n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s`Structured English' a valid eponymous type?</text:p>
          </table:table-cell>
          <table:table-cell table:number-columns-repeated="2" office:value-type="string">
            <text:p>ye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s `WxWidgets' a valid eponymous type?</text:p>
          </table:table-cell>
          <table:table-cell office:value-type="string">
            <text:p>no, Abandon</text:p>
          </table:table-cell>
          <table:table-cell office:value-type="string">
            <text:p>no, abandon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s `Systems Modeling Language' a valid eponymous type?</text:p>
          </table:table-cell>
          <table:table-cell table:number-columns-repeated="2" office:value-type="string">
            <text:p>ye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s`XHTML' a valid eponymous type?</text:p>
          </table:table-cell>
          <table:table-cell table:number-columns-repeated="2" office:value-type="string">
            <text:p>no, Abandon (selective rescue)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s 'Temporal logic' a valid eponymous type?</text:p>
          </table:table-cell>
          <table:table-cell table:number-columns-repeated="2" office:value-type="string">
            <text:p>y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s `XML' a valid eponymous type?</text:p>
          </table:table-cell>
          <table:table-cell table:number-columns-repeated="2" office:value-type="string">
            <text:p>no, Abandon (selective rescue)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s `Troff' a valid eponymous type?</text:p>
          </table:table-cell>
          <table:table-cell table:number-columns-repeated="2" office:value-type="string">
            <text:p>no, Abandon (selective rescue)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s `Z notation' a valid eponymous type?</text:p>
          </table:table-cell>
          <table:table-cell table:number-columns-repeated="2" office:value-type="string">
            <text:p>no, Abandon (selective rescue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s '`XTalk' a valid eponymous type?</text:p>
          </table:table-cell>
          <table:table-cell office:value-type="string">
            <text:p>yes</text:p>
          </table:table-cell>
          <table:table-cell office:value-type="string">
            <text:p>yes, abandon entity?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0" office:value-type="string">
            <text:p>Is `Zope' a valid eponymous type?</text:p>
          </table:table-cell>
          <table:table-cell table:style-name="ce10" office:value-type="string">
            <text:p>no, Abandon</text:p>
          </table:table-cell>
          <table:table-cell table:style-name="ce10" office:value-type="string">
            <text:p>no, abandon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s the type `C standard library' semantically distant, such that it has to be removed?</text:p>
          </table:table-cell>
          <table:table-cell table:number-columns-repeated="2" office:value-type="string">
            <text:p>yes, abando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s the type `Specification languages' semantically distant, such that it has to be removed?</text:p>
          </table:table-cell>
          <table:table-cell table:number-columns-repeated="2" office:value-type="string">
            <text:p>n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s the type `PHP frameworks' semantically distant, such that it has to be removed?</text:p>
          </table:table-cell>
          <table:table-cell table:number-columns-repeated="2" office:value-type="string">
            <text:p>yes, aband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s the type `XML-based standards' semantically distant, such that it has to be removed?</text:p>
          </table:table-cell>
          <table:table-cell table:number-columns-repeated="2" office:value-type="string">
            <text:p>no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s the type `Computer algebra systems' semantically distant, such that it has to be removed?</text:p>
          </table:table-cell>
          <table:table-cell table:number-columns-repeated="2" office:value-type="string">
            <text:p>yes, Abandon (selective rescue)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s the type `Temporal logic' semantically distant, such that it has to be removed?</text:p>
          </table:table-cell>
          <table:table-cell table:number-columns-repeated="2" office:value-type="string">
            <text:p>no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s the type `Ecma standards' semantically distant, such that it has to be removed?</text:p>
          </table:table-cell>
          <table:table-cell table:number-columns-repeated="2" office:value-type="string">
            <text:p>yes, aband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s the type `Systems Modeling Language' semantically distant, such that it has to be removed?</text:p>
          </table:table-cell>
          <table:table-cell table:number-columns-repeated="2" office:value-type="string">
            <text:p>n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s the type `Geographical databases' semantically distant, such that it has to be removed?</text:p>
          </table:table-cell>
          <table:table-cell table:number-columns-repeated="2" office:value-type="string">
            <text:p>yes, abando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10" office:value-type="string">
            <text:p>Is the type `Unified Modeling Language diagrams' semantically distant, such that it has to be removed?</text:p>
          </table:table-cell>
          <table:table-cell table:number-columns-repeated="2" table:style-name="ce10" office:value-type="string">
            <text:p>n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s the entity `Hoc (programming language)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s the entity `Delta Drawing' semantically distant?</text:p>
          </table:table-cell>
          <table:table-cell office:value-type="string">
            <text:p>yes, abandon</text:p>
          </table:table-cell>
          <table:table-cell office:value-type="string">
            <text:p>no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s the entity `CIDOC Conceptual Reference Model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s the entity `MUD' semantically distant?</text:p>
          </table:table-cell>
          <table:table-cell table:number-columns-repeated="2" office:value-type="string">
            <text:p>yes, abandon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s the entity `S5 (file format)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 the entity `POV-Ray' semantically distant?</text:p>
          </table:table-cell>
          <table:table-cell table:number-columns-repeated="2" office:value-type="string">
            <text:p>yes, aband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s the entity `R (programming language)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s the entity `ILNumerics' semantically distant?</text:p>
          </table:table-cell>
          <table:table-cell office:value-type="string">
            <text:p>yes, abandon</text:p>
          </table:table-cell>
          <table:table-cell office:value-type="string">
            <text:p>no (disambiguation from DSL)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s the entity `MATLAB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10" office:value-type="string">
            <text:p>Is the entity `Docear' semantically distant?</text:p>
          </table:table-cell>
          <table:table-cell table:number-columns-repeated="2" table:style-name="ce10" office:value-type="string">
            <text:p>yes, aband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hat kind of transformation do you apply for `XML' having 2 information collections?</text:p>
          </table:table-cell>
          <table:table-cell table:number-columns-repeated="2" office:value-type="string">
            <text:p>Unit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What kind of transformation do you apply for `IBM BASIC' having 3 information collections?</text:p>
          </table:table-cell>
          <table:table-cell office:value-type="string">
            <text:p>Extract Entities</text:p>
          </table:table-cell>
          <table:table-cell office:value-type="string">
            <text:p>Extract Entity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What kind of transformation do you apply for `Inform' having 3 information collections?</text:p>
          </table:table-cell>
          <table:table-cell office:value-type="string">
            <text:p>Extract Entities + Abandon Entity</text:p>
          </table:table-cell>
          <table:table-cell office:value-type="string">
            <text:p>Extract Entity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What kind of transformation do you apply for `Microsoft Office XML formats' having 3 information collections?</text:p>
          </table:table-cell>
          <table:table-cell office:value-type="string">
            <text:p>Extract Entities + Abandon Entity</text:p>
          </table:table-cell>
          <table:table-cell office:value-type="string">
            <text:p>Extract Entity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What kind of transformation do you apply for `Office Open XML' having 3 information collections?</text:p>
          </table:table-cell>
          <table:table-cell office:value-type="string">
            <text:p>Extract Entities + Abandon Entity</text:p>
          </table:table-cell>
          <table:table-cell office:value-type="string">
            <text:p>Extract Entity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What kind of transformation do you apply for `Portable Document Format' having 3 information collections?</text:p>
          </table:table-cell>
          <table:table-cell office:value-type="string">
            <text:p>Extract Entities</text:p>
          </table:table-cell>
          <table:table-cell office:value-type="string">
            <text:p>Extract Entity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What kind of transformation do you apply for `Resource Description Framework' having 3 information collections?</text:p>
          </table:table-cell>
          <table:table-cell office:value-type="string">
            <text:p>Extract Entities</text:p>
          </table:table-cell>
          <table:table-cell office:value-type="string">
            <text:p>Extract Entity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What kind of transformation do you apply for `SPICE' having 3 information collections?</text:p>
          </table:table-cell>
          <table:table-cell office:value-type="string">
            <text:p>Abandon entity</text:p>
          </table:table-cell>
          <table:table-cell office:value-type="string">
            <text:p>Abandon Entity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What kind of transformation do you apply for `Web Ontology Language' having 3 information collections?</text:p>
          </table:table-cell>
          <table:table-cell office:value-type="string">
            <text:p>Extract Entities</text:p>
          </table:table-cell>
          <table:table-cell office:value-type="string">
            <text:p>Extract Entity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style-name="ce10" office:value-type="string">
            <text:p>What kind of transformation do you apply for `OpenDocument' having 4 information collections?</text:p>
          </table:table-cell>
          <table:table-cell table:style-name="ce10" office:value-type="string">
            <text:p>Extract Entities + Abandon Entity</text:p>
          </table:table-cell>
          <table:table-cell table:style-name="ce10" office:value-type="string">
            <text:p>Extract Entity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s `XML-based programming languages' a subtype of `Markup languages' and `Specification languages' at the same time? If not, name a transformation.</text:p>
          </table:table-cell>
          <table:table-cell office:value-type="string">
            <text:p>yes</text:p>
          </table:table-cell>
          <table:table-cell office:value-type="string">
            <text:p>Remove subtype (from Specification languages)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s `XML-based standards' a subtype of `Markup languages' and `Specification languages' at the same time? If not, name a transformation.</text:p>
          </table:table-cell>
          <table:table-cell office:value-type="string">
            <text:p>yes</text:p>
          </table:table-cell>
          <table:table-cell office:value-type="string">
            <text:p>Remove subtype (from Specification languages)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s `Bibliography file formats' a subtype of `Markup languages' and `Programming languages' at the same time? If not, name a transformation.</text:p>
          </table:table-cell>
          <table:table-cell office:value-type="string">
            <text:p>Remove subtype</text:p>
          </table:table-cell>
          <table:table-cell office:value-type="string">
            <text:p>Remove subtype (from Programming L)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s `Dependently typed languages' a subtype of `Programming languages' and `Specification languages' at the same time? If not, name a transformation.</text:p>
          </table:table-cell>
          <table:table-cell office:value-type="string">
            <text:p>yes</text:p>
          </table:table-cell>
          <table:table-cell office:value-type="string">
            <text:p>? strong dissolv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s `Declarative markup languages' a subtype of `Markup languages' and `Programming languages' at the same time? If not, name a transformation.</text:p>
          </table:table-cell>
          <table:table-cell office:value-type="string">
            <text:p>Remove subtype</text:p>
          </table:table-cell>
          <table:table-cell office:value-type="string">
            <text:p>Remove subtype (from Programming L)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s `XML-based programming languages' a subtype of `Programming languages' and `Markup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s `Page description markup languages' a subtype of `Markup languages' and `Programming languages' at the same time? If not, name a transformation.</text:p>
          </table:table-cell>
          <table:table-cell office:value-type="string">
            <text:p>Remove subtype</text:p>
          </table:table-cell>
          <table:table-cell office:value-type="string">
            <text:p>Remove subtype (from Programming L)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s `XTalk' a subtype of `Programming languages' and `Specification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s `Synchronous programming languages' a subtype of `Programming languages' and `Specification languages' at the same time? If not, name a transformation.</text:p>
          </table:table-cell>
          <table:table-cell office:value-type="string">
            <text:p>Remove subtype</text:p>
          </table:table-cell>
          <table:table-cell office:value-type="string">
            <text:p>Remove subtype (from Specification languages)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style-name="ce10" office:value-type="string">
            <text:p>Is `User interface markup languages' a subtype of `Markup languages' and `Specification languages' at the same time? If not, name a transformation.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Remove subtype (from Specification languages)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s `JavaScript Style Sheets' an instance of `Stylesheet languages' and `Programming languages' at the same time? If not, name a transformation.</text:p>
          </table:table-cell>
          <table:table-cell table:number-columns-repeated="2" office:value-type="string">
            <text:p>Remove instanc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s `Visual Basic for Applications' an instance of `Programming languages' and `Transformation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s `RascalMPL' an instance of `Programming languages' and `Transformation languages' at the same time? If not, name a transformation.</text:p>
          </table:table-cell>
          <table:table-cell office:value-type="string">
            <text:p>Remove 2 subtypes + instance</text:p>
          </table:table-cell>
          <table:table-cell office:value-type="string">
            <text:p>ye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s `SAM76' an instance of `Transformation languages' and `Programming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s `SMX (computer language)' an instance of `Transformation languages' and `Programming languages' at the same time? If not, name a transformation.</text:p>
          </table:table-cell>
          <table:table-cell office:value-type="string">
            <text:p>Remove instance</text:p>
          </table:table-cell>
          <table:table-cell office:value-type="string">
            <text:p>Remove instance (PL)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s `WordBASIC' an instance of `Transformation languages' and `Programming languages' at the same time? If not, name a transformation.</text:p>
          </table:table-cell>
          <table:table-cell office:value-type="string">
            <text:p>yes</text:p>
          </table:table-cell>
          <table:table-cell office:value-type="string">
            <text:p>Remove instance (Macro)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s `Stratego/XT' an instance of `Transformation languages' and `Programming languages' at the same time? If not, name a transformation.</text:p>
          </table:table-cell>
          <table:table-cell office:value-type="string">
            <text:p>Remove instance</text:p>
          </table:table-cell>
          <table:table-cell office:value-type="string">
            <text:p>yes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s `Parser (CGI language)' an instance of `Transformation languages' and `Programming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s `Refer (software)' an instance of `Programming languages' and `Markup languages' at the same time? If not, name a transformation.</text:p>
          </table:table-cell>
          <table:table-cell office:value-type="string">
            <text:p>Abandon entity</text:p>
          </table:table-cell>
          <table:table-cell office:value-type="string">
            <text:p>Remove subtype (from Programming Languages) or Abandon? Guideline missing on software that might have an integrated DSL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style-name="ce10" office:value-type="string">
            <text:p>Is `XSL' an instance of `Stylesheet languages' and `Specification languages' at the same time? If not, name a transformation.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Remove subtype (from Specification languages)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style-name="ce10" office:value-type="string">
            <text:p>Data-centric programming languages and Persistent programming languages are cyclic types. How do you solve this issue?</text:p>
          </table:table-cell>
          <table:table-cell table:number-columns-repeated="2" table:style-name="ce10" office:value-type="string">
            <text:p>Lift Cycle, all persistent PL are data centric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What transformation would you apply on the lazy type `Free software programmed in OCaml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What transformation would you apply on the lazy type `Programming languages created in 2006' ?</text:p>
          </table:table-cell>
          <table:table-cell office:value-type="string">
            <text:p>none</text:p>
          </table:table-cell>
          <table:table-cell office:value-type="string">
            <text:p>guideline necessary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What transformation would you apply on the lazy type `JavaScript dialect engines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What transformation would you apply on the lazy type `Programming languages created in 2008' ?</text:p>
          </table:table-cell>
          <table:table-cell office:value-type="string">
            <text:p>no</text:p>
          </table:table-cell>
          <table:table-cell office:value-type="string">
            <text:p>guideline necessary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What transformation would you apply on the lazy type `Haskell software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What transformation would you apply on the lazy type `Programming languages created in 2012' ?</text:p>
          </table:table-cell>
          <table:table-cell office:value-type="string">
            <text:p>no</text:p>
          </table:table-cell>
          <table:table-cell office:value-type="string">
            <text:p>guideline necessary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What transformation would you apply on the lazy type `Set theoretic programming languages' ?</text:p>
          </table:table-cell>
          <table:table-cell table:number-columns-repeated="2" office:value-type="string">
            <text:p>no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What transformation would you apply on the lazy type `Markup language comparisons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What transformation would you apply on the lazy type `Spatial databases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style-name="ce10" office:value-type="string">
            <text:p>What transformation would you apply on the lazy type `XML-based programming languages' ?</text:p>
          </table:table-cell>
          <table:table-cell table:number-columns-repeated="2" table:style-name="ce10" office:value-type="string">
            <text:p>non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style-name="ce10" office:value-type="string">
            <text:p>Is any structure redundant, where a type S is a transitive or direct subtype of A and B, while A is direct or transitive subtype of B?</text:p>
          </table:table-cell>
          <table:table-cell table:number-columns-repeated="2" table:style-name="ce10" office:value-type="string">
            <text:p>yes</text:p>
          </table:table-cell>
          <table:table-cell/>
        </table:table-row>
        <table:table-row table:style-name="ro1">
          <table:table-cell office:value-type="string">
            <text:p>Is any structure redundant, where a type S is a transitive or direct instance of A and B, while A is direct or transitive subtype of B?</text:p>
          </table:table-cell>
          <table:table-cell table:number-columns-repeated="2" office:value-type="string">
            <text:p>yes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row table:style-name="ro1">
          <table:table-cell table:style-name="Default"/>
          <table:table-cell table:style-name="ce5" office:value-type="string">
            <text:p>Agree</text:p>
          </table:table-cell>
          <table:table-cell table:style-name="ce7" office:value-type="string">
            <text:p>Disagree</text:p>
          </table:table-cell>
          <table:table-cell table:style-name="ce8" office:value-type="string">
            <text:p>Decision issue</text:p>
          </table:table-cell>
        </table:table-row>
        <table:table-row table:style-name="ro1">
          <table:table-cell office:value-type="string">
            <text:p>Distant Typ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ponymous Typ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emantically Distant Typ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emantically Distant Entity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ultiple Information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Double Reachable Typ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ouble Reachable Entity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yclic Typ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Lazy Typ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Redundant Subtyp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Redundant Instance</text:p>
          </table:table-cell>
          <table:table-cell office:value-type="float" office:value="607">
            <text:p>607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27.05.2016</text:date>, <text:time>12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5M58S</meta:editing-duration>
    <meta:editing-cycles>187</meta:editing-cycles>
    <meta:generator>OpenOffice/4.1.1$Win32 OpenOffice.org_project/411m6$Build-9775</meta:generator>
    <dc:date>2016-05-27T12:24:50.53</dc:date>
    <meta:document-statistic meta:table-count="3" meta:cell-count="380" meta:object-count="0"/>
    <meta:user-defined meta:name="Info 1"/>
    <meta:user-defined meta:name="Info 2"/>
    <meta:user-defined meta:name="Info 3"/>
    <meta:user-defined meta:name="Info 4"/>
  </office:meta>
</office:document-meta>
</file>